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1.064cm" fo:min-width="0.81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b2b2b2" draw:textarea-horizontal-align="justify" draw:textarea-vertical-align="middle" draw:auto-grow-height="false" fo:min-height="1.064cm" fo:min-width="0.81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ff9900" draw:textarea-horizontal-align="justify" draw:textarea-vertical-align="middle" draw:auto-grow-height="false" fo:min-height="1.064cm" fo:min-width="0.81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2cm" svg:y1="7.7cm" svg:x2="8.6cm" svg:y2="7.7cm">
            <text:p/>
          </draw:line>
          <draw:line draw:style-name="gr1" draw:text-style-name="P1" draw:layer="layout" svg:x1="4.175cm" svg:y1="7.7cm" svg:x2="8.5cm" svg:y2="10.3cm">
            <text:p/>
          </draw:line>
          <draw:line draw:style-name="gr1" draw:text-style-name="P1" draw:layer="layout" svg:x1="4.175cm" svg:y1="7.7cm" svg:x2="8.6cm" svg:y2="12.8cm">
            <text:p/>
          </draw:line>
          <draw:line draw:style-name="gr1" draw:text-style-name="P1" draw:layer="layout" svg:x1="4.175cm" svg:y1="7.7cm" svg:x2="8.6cm" svg:y2="15.2cm">
            <text:p/>
          </draw:line>
          <draw:line draw:style-name="gr1" draw:text-style-name="P1" draw:layer="layout" svg:x1="4.176cm" svg:y1="15.275cm" svg:x2="8.576cm" svg:y2="15.275cm">
            <text:p/>
          </draw:line>
          <draw:line draw:style-name="gr1" draw:text-style-name="P1" draw:layer="layout" svg:x1="4.151cm" svg:y1="15.275cm" svg:x2="8.476cm" svg:y2="12.675cm">
            <text:p/>
          </draw:line>
          <draw:line draw:style-name="gr1" draw:text-style-name="P1" draw:layer="layout" svg:x1="4.151cm" svg:y1="15.275cm" svg:x2="8.576cm" svg:y2="10.175cm">
            <text:p/>
          </draw:line>
          <draw:line draw:style-name="gr1" draw:text-style-name="P1" draw:layer="layout" svg:x1="4.151cm" svg:y1="15.275cm" svg:x2="8.576cm" svg:y2="7.775cm">
            <text:p/>
          </draw:line>
          <draw:line draw:style-name="gr1" draw:text-style-name="P1" draw:layer="layout" svg:x1="4.3cm" svg:y1="11.4cm" svg:x2="8.575cm" svg:y2="7.7cm">
            <text:p/>
          </draw:line>
          <draw:line draw:style-name="gr1" draw:text-style-name="P1" draw:layer="layout" svg:x1="4.3cm" svg:y1="11.4cm" svg:x2="8.552cm" svg:y2="10.2cm">
            <text:p/>
          </draw:line>
          <draw:line draw:style-name="gr1" draw:text-style-name="P1" draw:layer="layout" svg:x1="4.276cm" svg:y1="11.525cm" svg:x2="8.551cm" svg:y2="15.225cm">
            <text:p/>
          </draw:line>
          <draw:line draw:style-name="gr1" draw:text-style-name="P1" draw:layer="layout" svg:x1="4.276cm" svg:y1="11.525cm" svg:x2="8.528cm" svg:y2="12.725cm">
            <text:p/>
          </draw:line>
        </draw:g>
        <draw:line draw:style-name="gr1" draw:text-style-name="P1" draw:layer="layout" svg:x1="10.5cm" svg:y1="7.525cm" svg:x2="14.901cm" svg:y2="7.525cm">
          <text:p/>
        </draw:line>
        <draw:line draw:style-name="gr1" draw:text-style-name="P1" draw:layer="layout" svg:x1="10.475cm" svg:y1="7.525cm" svg:x2="14.901cm" svg:y2="15.015cm">
          <text:p/>
        </draw:line>
        <draw:line draw:style-name="gr1" draw:text-style-name="P1" draw:layer="layout" svg:x1="10.6cm" svg:y1="10.196cm" svg:x2="14.877cm" svg:y2="15.09cm">
          <text:p/>
        </draw:line>
        <draw:line draw:style-name="gr1" draw:text-style-name="P1" draw:layer="layout" svg:x1="10.5cm" svg:y1="10.196cm" svg:x2="14.876cm" svg:y2="7.525cm">
          <text:p/>
        </draw:line>
        <draw:line draw:style-name="gr1" draw:text-style-name="P1" draw:layer="layout" svg:x1="10.476cm" svg:y1="15.265cm" svg:x2="14.877cm" svg:y2="15.265cm">
          <text:p/>
        </draw:line>
        <draw:line draw:style-name="gr1" draw:text-style-name="P1" draw:layer="layout" svg:x1="10.451cm" svg:y1="15.265cm" svg:x2="14.877cm" svg:y2="7.775cm">
          <text:p/>
        </draw:line>
        <draw:line draw:style-name="gr1" draw:text-style-name="P1" draw:layer="layout" svg:x1="10.576cm" svg:y1="12.494cm" svg:x2="14.853cm" svg:y2="7.6cm">
          <text:p/>
        </draw:line>
        <draw:line draw:style-name="gr1" draw:text-style-name="P1" draw:layer="layout" svg:x1="10.476cm" svg:y1="12.494cm" svg:x2="14.852cm" svg:y2="15.165cm">
          <text:p/>
        </draw:line>
        <draw:g>
          <draw:custom-shape draw:style-name="gr2" draw:text-style-name="P2" draw:layer="layout" svg:width="2cm" svg:height="2cm" svg:x="2.3cm" svg:y="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2.3cm" svg:y="10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2.3cm" svg:y="1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layout" svg:width="2cm" svg:height="2cm" svg:x="8.55cm" svg:y="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cm" svg:height="2cm" svg:x="8.55cm" svg:y="9.2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cm" svg:height="2cm" svg:x="8.55cm" svg:y="11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cm" svg:height="2cm" svg:x="8.55cm" svg:y="1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4" draw:layer="layout" svg:width="2cm" svg:height="2cm" svg:x="14.8cm" svg:y="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2cm" svg:height="2cm" svg:x="14.8cm" svg:y="1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5" draw:layer="layout" svg:width="4cm" svg:height="0.962cm" svg:x="1.3cm" svg:y="5.7cm">
          <draw:text-box>
            <text:p text:style-name="P2">Input Layer</text:p>
          </draw:text-box>
        </draw:frame>
        <draw:frame draw:style-name="gr5" draw:text-style-name="P5" draw:layer="layout" svg:width="4.3cm" svg:height="0.962cm" svg:x="7.4cm" svg:y="5.7cm">
          <draw:text-box>
            <text:p text:style-name="P2">Hidden Layer</text:p>
          </draw:text-box>
        </draw:frame>
        <draw:frame draw:style-name="gr6" draw:text-style-name="P5" draw:layer="layout" svg:width="4.4cm" svg:height="0.962cm" svg:x="13.6cm" svg:y="5.7cm">
          <draw:text-box>
            <text:p text:style-name="P2">Output Lay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7T18:40:32.698853577</meta:creation-date>
    <dc:date>2017-06-17T18:51:25.016468293</dc:date>
    <meta:editing-duration>PT11S</meta:editing-duration>
    <meta:editing-cycles>1</meta:editing-cycles>
    <meta:document-statistic meta:object-count="36"/>
    <meta:generator>LibreOffice/5.1.6.2$Linux_X86_64 LibreOffice_project/10m0$Build-2</meta:generator>
  </office:meta>
</office:document-meta>
</file>